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4e58" officeooo:paragraph-rsid="00064e58"/>
    </style:style>
    <style:style style:name="P2" style:family="paragraph" style:parent-style-name="Standard">
      <style:paragraph-properties fo:text-align="start" style:justify-single-word="false"/>
      <style:text-properties officeooo:rsid="00064e58" officeooo:paragraph-rsid="00064e58"/>
    </style:style>
    <style:style style:name="T1" style:family="text">
      <style:text-properties officeooo:rsid="000834a7"/>
    </style:style>
    <style:style style:name="T2" style:family="text">
      <style:text-properties officeooo:rsid="00083993"/>
    </style:style>
    <style:style style:name="T3" style:family="text">
      <style:text-properties officeooo:rsid="0008b6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OSTA PARA APROVAÇÃO DE ATIVIDADE EXTENSIONISTA<text:line-break/><text:line-break/><text:line-break/><text:line-break/></text:p>
      <text:p text:style-name="P2">Bom dia, Jorge <text:line-break/>Tudo bem ? Segue abaixo a proposta para aprovação em relação a atividade extensionista<text:line-break/><text:line-break/><text:line-break/><text:line-break/>A atividade extensionista deste semestre, visa criar uma solução de acordo com a área de atuação (no qual estudamos no curso) e aplicar em cima do tema “Ação em prol de migrantes ou pessoas em situação de refúgio no país.”</text:p>
      <text:p text:style-name="P2"/>
      <text:p text:style-name="P2">A ideia é fazer em conjunto com o aluno Marcos Repulho RE: E0531902 do curso de Análise e desenvolvimento de sistemas, no qual a ideia é CRIAR uma aplicação de reconhecimento facial no qual <text:span text:style-name="T1">será possível </text:span><text:s/>cadastra<text:span text:style-name="T2">r a pessoa</text:span> neste sistema e identificá-la. A ideia desta aplicação é facilitar a coleta de dados das pessoas nesta situação, armazenando tudo no banco de dados desta aplicação <text:span text:style-name="T1">e assim que uma webcam passar na face desta pessoa, reconhecê-la <text:s/>e identificar está pessoa com nome e situação atual <text:line-break/><text:line-break/>Opções de identificação: <text:line-break/> - Nome<text:line-break/>- Situação <text:line-break/><text:line-break/><text:line-break/>Nós gostamos dessa ideia e proposta, e queremos criar essa aplicação até com artes do absoluto 0. No qual será tudo feito e pensado em cada arte, logo. Nós decidimos pedir essa solicitação porque vimos a oportunidade de trabalharmos juntos em uma aplicação, e esse projeto acadêmico pode nos render frutos. Vale ressaltar que meu curso é de Gestão </text:span><text:span text:style-name="T3">de</text:span><text:span text:style-name="T1"> tecnologia da informação e vejo uma grande oportunidade de atuar no desenvolvimento (atualmente sou professor de tecnologia e também desenvolvedor backend Python) e o Marcos Repulho é QA TESTER, porém, também é desenvolvedor. Encontramos essa tarefa e decidimos tentar fazer algo em conjunto caso autorize essa proposta, e caso queira, podemos fornecer relatórios de desenvolvimento e andamento da aplicação para vocês. <text:line-break/><text:line-break/><text:line-break/>Caso aprovado, iremos começar a desenvolver nesta semana. É um projeto que tem um prazo bacana e queremos nos empenhar nele.<text:line-break/><text:line-break/><text:line-break/></text:span><text:span text:style-name="T2">Att: Victor Roberto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0:41:01.568997056</meta:creation-date>
    <dc:date>2024-03-14T11:38:15.171486342</dc:date>
    <meta:editing-duration>PT14M22S</meta:editing-duration>
    <meta:editing-cycles>1</meta:editing-cycles>
    <meta:document-statistic meta:table-count="0" meta:image-count="0" meta:object-count="0" meta:page-count="1" meta:paragraph-count="3" meta:word-count="300" meta:character-count="1859" meta:non-whitespace-character-count="1539"/>
    <meta:generator>LibreOffice/7.3.7.2$Linux_X86_64 LibreOffice_project/30$Build-2</meta:generator>
  </office:meta>
</office:document-meta>
</file>